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Manual_20_R.P.150_20_Nvo.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66cc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descripcion</text:p>
          </table:table-cell>
          <table:table-cell table:style-name="Default" office:value-type="string" calcext:value-type="string">
            <text:p>seccion</text:p>
          </table:table-cell>
          <table:table-cell table:style-name="ce1"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0185-971416</text:p>
          </table:table-cell>
          <table:table-cell office:value-type="string" calcext:value-type="string">
            <text:p><text:span text:style-name="T1"><text:a xlink:href="file:///C:/Users/ROBERTO%20RETA/Documents/proyectos_robbie/productos/0185-B31310.JPG" xlink:type="simple">Rin Delantero ( R - 17 )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186-971400</text:p>
          </table:table-cell>
          <table:table-cell office:value-type="string" calcext:value-type="string">
            <text:p><text:span text:style-name="T1"><text:a xlink:href="file:///C:/Users/ROBERTO%20RETA/Documents/proyectos_robbie/productos/0186-450800.JPG" xlink:type="simple">Llanta ( 100/80-17 )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190-891000</text:p>
          </table:table-cell>
          <table:table-cell office:value-type="string" calcext:value-type="string">
            <text:p><text:span text:style-name="T1"><text:a xlink:href="file:///C:/Users/ROBERTO%20RETA/Documents/proyectos_robbie/productos/0190-490800.jpg" xlink:type="simple">Eje de Llanta Delantera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598-971400</text:p>
          </table:table-cell>
          <table:table-cell office:value-type="string" calcext:value-type="string">
            <text:p><text:span text:style-name="T1"><text:a xlink:href="file:///C:/Users/ROBERTO%20RETA/Documents/proyectos_robbie/productos/0598-B31300.JPG" xlink:type="simple">Buje de Eje Delantero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189-971403</text:p>
          </table:table-cell>
          <table:table-cell office:value-type="string" calcext:value-type="string">
            <text:p><text:span text:style-name="T1"><text:a xlink:href="file:///C:/Users/ROBERTO%20RETA/Documents/proyectos_robbie/productos/0189-060710.JPG" xlink:type="simple">Araña de Velocimetro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312-971403</text:p>
          </table:table-cell>
          <table:table-cell office:value-type="string" calcext:value-type="string">
            <text:p><text:span text:style-name="T1"><text:a xlink:href="file:///C:/Users/ROBERTO%20RETA/Documents/proyectos_robbie/productos/0312-450800.JPG" xlink:type="simple">Sistema de Freno Delantero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075-971403</text:p>
          </table:table-cell>
          <table:table-cell office:value-type="string" calcext:value-type="string">
            <text:p><text:span text:style-name="T1"><text:a xlink:href="file:///C:/Users/ROBERTO%20RETA/Documents/proyectos_robbie/productos/0075-450803.JPG" xlink:type="simple">Caliper Derecho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083-060703</text:p>
          </table:table-cell>
          <table:table-cell office:value-type="string" calcext:value-type="string">
            <text:p><text:span text:style-name="T1"><text:a xlink:href="file:///C:/Users/ROBERTO%20RETA/Documents/proyectos_robbie/productos/0083-450803.jpg" xlink:type="simple">Manija Derecha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1070-971403</text:p>
          </table:table-cell>
          <table:table-cell office:value-type="string" calcext:value-type="string">
            <text:p><text:span text:style-name="T1"><text:a xlink:href="file:///C:/Users/ROBERTO%20RETA/Documents/proyectos_robbie/productos/1070-450803.JPG" xlink:type="simple">Bomba de Freno Con Manija Derecha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081-971403</text:p>
          </table:table-cell>
          <table:table-cell office:value-type="string" calcext:value-type="string">
            <text:p><text:span text:style-name="T1"><text:a xlink:href="file:///C:/Users/ROBERTO%20RETA/Documents/proyectos_robbie/productos/0081-450803.JPG" xlink:type="simple">Bomba de Freno sin Manija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082-110500</text:p>
          </table:table-cell>
          <table:table-cell office:value-type="string" calcext:value-type="string">
            <text:p><text:span text:style-name="T1"><text:a xlink:href="file:///C:/Users/ROBERTO%20RETA/Documents/proyectos_robbie/productos/0082-110500.JPG" xlink:type="simple">Sensor de Stop Derecho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077-060700</text:p>
          </table:table-cell>
          <table:table-cell office:value-type="string" calcext:value-type="string">
            <text:p><text:span text:style-name="T1"><text:a xlink:href="file:///C:/Users/ROBERTO%20RETA/Documents/proyectos_robbie/productos/0077-060700.JPG" xlink:type="simple">Juego de Balatas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188-971403</text:p>
          </table:table-cell>
          <table:table-cell office:value-type="string" calcext:value-type="string">
            <text:p><text:span text:style-name="T1"><text:a xlink:href="file:///C:/Users/ROBERTO%20RETA/Documents/proyectos_robbie/productos/0188-060700.jpg" xlink:type="simple">Disco de Freno Delantero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965-040700</text:p>
          </table:table-cell>
          <table:table-cell office:value-type="string" calcext:value-type="string">
            <text:p>Balero 6301 Cerrado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758-040700</text:p>
          </table:table-cell>
          <table:table-cell office:value-type="string" calcext:value-type="string">
            <text:p><text:span text:style-name="T1"><text:a xlink:href="file:///C:/Users/ROBERTO%20RETA/Documents/proyectos_robbie/productos/0758-040700.JPG" xlink:type="simple">Reten de Maza  Delantera ( 23 x 37 x 11 )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757-060700</text:p>
          </table:table-cell>
          <table:table-cell office:value-type="string" calcext:value-type="string">
            <text:p><text:span text:style-name="T1"><text:a xlink:href="file:///C:/Users/ROBERTO%20RETA/Documents/proyectos_robbie/productos/0757-060700.jpg" xlink:type="simple">Reten ( 40 x 50 x 5 )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185-971616</text:p>
          </table:table-cell>
          <table:table-cell office:value-type="string" calcext:value-type="string">
            <text:p><text:span text:style-name="T1"><text:a xlink:href="file:///C:/Users/ROBERTO%20RETA/Documents/proyectos_robbie/productos/0185-B31310.JPG" xlink:type="simple">Rin Delantero ( R - 17 )</text:a></text:span></text:p>
          </table:table-cell>
          <table:table-cell office:value-type="string" calcext:value-type="string">
            <text:p>llantas</text:p>
          </table:table-cell>
          <table:table-cell/>
        </table:table-row>
        <table:table-row table:style-name="ro1">
          <table:table-cell office:value-type="string" calcext:value-type="string">
            <text:p>0188-971603</text:p>
          </table:table-cell>
          <table:table-cell office:value-type="string" calcext:value-type="string">
            <text:p>Disco de Freno Delantero</text:p>
          </table:table-cell>
          <table:table-cell office:value-type="string" calcext:value-type="string">
            <text:p>llant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-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í</number:text>
    </number:number-style>
    <number:number-style style:name="N131P1" style:volatile="true">
      <number:text>Sí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ro</number:text>
    </number:number-style>
    <number:number-style style:name="N132P1" style:volatile="true">
      <number:text>Verdade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ctivado</number:text>
    </number:number-style>
    <number:number-style style:name="N133P1" style:volatile="true">
      <number:text>Activado</number:text>
    </number:number-style>
    <number:number-style style:name="N133">
      <number:text>Desactivado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es" number:country="MX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 number:language="es" number:country="MX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pervínculo_5f_RP-150_20_BASE_20_P-MANDAR" style:display-name="Hipervínculo_RP-150 BASE P-MANDAR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Manual_20_R.P.150_20_Nvo." style:display-name="Normal_Manual R.P.150 Nvo.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MANUAL_20_RP-RACING_20_P-IMPRIMIR" style:display-name="Normal_MANUAL RP-RACING P-IMPRIMI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RP-150_20_BASE_20_P-MANDAR" style:display-name="Normal_RP-150 BASE P-MANDA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rcentual_20_2" style:display-name="Porcentual 2" style:family="table-cell" style:parent-style-name="Default" style:data-style-name="N10">
      <style:table-cell-properties fo:padding="0.71mm"/>
    </style:style>
    <style:style style:name="Porcentual_20_2_20_2" style:display-name="Porcentual 2 2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0mm" fo:margin-left="19mm" fo:margin-right="19mm" style:first-page-number="continue" style:scale-to="4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7.94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STADO" style:display-name="PageStyle_LISTADO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  <style:master-page style:name="PageStyle_5f_LISTADO_20_1" style:display-name="PageStyle_LISTADO 1" style:page-layout-name="Mpm3">
      <style:header style:display="false"/>
      <style:header-left style:display="false"/>
      <style:footer>
        <style:region-right>
          <text:p><text:span text:style-name="MT1">Elaborado por Pedro Ortigoza</text:span></text:p>
          <text:p><text:span text:style-name="MT1"/></text:p>
        </style:region-right>
      </style:footer>
      <style:footer-left style:display="false">
        <style:region-right>
          <text:p><text:span text:style-name="MT1">Elaborado por Pedro Ortigoza</text:span></text:p>
          <text:p><text:span text:style-name="MT1"/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4:01:40.604000000</meta:creation-date>
    <dc:date>2018-06-23T14:05:24.997000000</dc:date>
    <meta:editing-duration>PT3M52S</meta:editing-duration>
    <meta:editing-cycles>1</meta:editing-cycles>
    <meta:generator>LibreOffice/6.0.3.2$Windows_X86_64 LibreOffice_project/8f48d515416608e3a835360314dac7e47fd0b821</meta:generator>
    <meta:document-statistic meta:table-count="1" meta:cell-count="58" meta:object-count="0"/>
  </office:meta>
</office:document-meta>
</file>